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52dc" officeooo:paragraph-rsid="006272d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f3c0" officeooo:paragraph-rsid="006272d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40320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a17" officeooo:paragraph-rsid="006272de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5ce6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b6740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48f77f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6272de"/>
    </style:style>
    <style:style style:name="P15" style:family="paragraph" style:parent-style-name="Standard">
      <style:paragraph-properties fo:text-align="start" style:justify-single-word="false"/>
      <style:text-properties officeooo:paragraph-rsid="0064a7c2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92ec1" officeooo:paragraph-rsid="00592ec1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6178d" officeooo:paragraph-rsid="0056178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2f3c0" officeooo:paragraph-rsid="006272de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253dd" officeooo:paragraph-rsid="006272de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03201" officeooo:paragraph-rsid="00403201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48f77f" officeooo:paragraph-rsid="0048f77f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4ae4fb" officeooo:paragraph-rsid="004ae4fb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4052dc" officeooo:paragraph-rsid="006272de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3f8d" officeooo:paragraph-rsid="006272de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1e14" officeooo:paragraph-rsid="006272de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a7c2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a7c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4bfc4" style:font-weight-asian="normal" style:font-weight-complex="normal"/>
    </style:style>
    <style:style style:name="T3" style:family="text">
      <style:text-properties fo:font-weight="normal" officeooo:rsid="0040320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ee60d" style:font-weight-asian="bold" style:font-weight-complex="bold"/>
    </style:style>
    <style:style style:name="T6" style:family="text">
      <style:text-properties fo:font-weight="bold" officeooo:rsid="00403201" style:font-weight-asian="bold" style:font-weight-complex="bold"/>
    </style:style>
    <style:style style:name="T7" style:family="text">
      <style:text-properties fo:font-weight="bold" officeooo:rsid="0054abc3" style:font-weight-asian="bold" style:font-weight-complex="bold"/>
    </style:style>
    <style:style style:name="T8" style:family="text">
      <style:text-properties fo:font-weight="bold" officeooo:rsid="0056178d" style:font-weight-asian="bold" style:font-weight-complex="bold"/>
    </style:style>
    <style:style style:name="T9" style:family="text">
      <style:text-properties fo:font-weight="bold" officeooo:rsid="00591e14" style:font-weight-asian="bold" style:font-weight-complex="bold"/>
    </style:style>
    <style:style style:name="T1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63f4a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b6740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6178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d781c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61cc8a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6272d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ae4fb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b6740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officeooo:rsid="00486a17" style:font-size-asian="12pt" style:font-size-complex="12pt"/>
    </style:style>
    <style:style style:name="T37" style:family="text">
      <style:text-properties style:font-name="DejaVu Sans Condensed" fo:font-size="12pt" officeooo:rsid="0048f77f" style:font-size-asian="12pt" style:font-size-complex="12pt"/>
    </style:style>
    <style:style style:name="T38" style:family="text">
      <style:text-properties officeooo:rsid="0052f3c0"/>
    </style:style>
    <style:style style:name="T39" style:family="text">
      <style:text-properties officeooo:rsid="00553f8d"/>
    </style:style>
    <style:style style:name="T40" style:family="text">
      <style:text-properties officeooo:rsid="00403201"/>
    </style:style>
    <style:style style:name="T41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41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C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15"><text:span text:style-name="T27">3</text:span><text:span text:style-name="T29">0</text:span><text:span text:style-name="T28">1</text:span><text:span text:style-name="T26"> - </text:span><text:span text:style-name="T27">Flight - Takeoff, Landing, RWR</text:span><text:span text:style-name="T32">, Navigation, Autopilot</text:span></text:p>
      <text:p text:style-name="P3"/>
      <text:p text:style-name="P9"><text:span text:style-name="T5">T</text:span><text:span text:style-name="T4">akeoff</text:span></text:p>
      <text:list text:style-name="L1">
        <text:list-item>
          <text:p text:style-name="P11"><text:span text:style-name="T23">F</text:span><text:span text:style-name="T24">laps</text:span><text:span text:style-name="T13"> ... </text:span><text:span text:style-name="T25">Up</text:span><text:span text:style-name="T14">.</text:span></text:p>
        </text:list-item>
        <text:list-item>
          <text:p text:style-name="P12"><text:span text:style-name="T19">Verify </text:span><text:span text:style-name="T33">A</text:span><text:span text:style-name="T34">utopilot Damper</text:span><text:span text:style-name="T20"> ... </text:span><text:span text:style-name="T34">ON</text:span><text:span text:style-name="T20"> </text:span><text:span text:style-name="T19">(Autopilot buttons on left console forward vertical panel, top left light should be on) </text:span><text:span text:style-name="T20">(LAlt-1) (gives Master Caution beeps on takeoff if disabled)</text:span></text:p>
        </text:list-item>
        <text:list-item>
          <text:p text:style-name="P16"><text:span text:style-name="T2">B</text:span><text:span text:style-name="T1">egin takeoff run.</text:span></text:p>
        </text:list-item>
        <text:list-item>
          <text:p text:style-name="P17"><text:span text:style-name="T3">Rotate at </text:span><text:span text:style-name="T7">2</text:span><text:span text:style-name="T8">7</text:span><text:span text:style-name="T7">0 kph</text:span><text:span text:style-name="T3">.</text:span></text:p>
        </text:list-item>
        <text:list-item>
          <text:p text:style-name="P18"><text:span text:style-name="T6">D</text:span><text:span text:style-name="T4">O NOT OVERROTATE</text:span><text:span text:style-name="T1">, very easy to tailstrike.</text:span></text:p>
        </text:list-item>
      </text:list>
      <text:p text:style-name="P5"/>
      <text:p text:style-name="P1">Landing</text:p>
      <text:list text:style-name="L2">
        <text:list-item>
          <text:p text:style-name="P19">Under <text:span text:style-name="T4">400 kph</text:span>, put down <text:span text:style-name="T4">gear and flaps</text:span>.</text:p>
        </text:list-item>
        <text:list-item>
          <text:p text:style-name="P19">Landing speed ~220 to 240 kph.??</text:p>
        </text:list-item>
        <text:list-item>
          <text:p text:style-name="P20">Keep vertical speed low, landing gear is weak.</text:p>
        </text:list-item>
        <text:list-item>
          <text:p text:style-name="P25"><text:span text:style-name="T10">Use </text:span><text:span text:style-name="T21">drag chute</text:span><text:span text:style-name="T10"> if needed (</text:span><text:span text:style-name="T21">Shift-T5 down</text:span><text:span text:style-name="T10">). <text:s/></text:span><text:span text:style-name="T12">WARNING Don't press the button again until you want to drop the chute.</text:span></text:p>
        </text:list-item>
      </text:list>
      <text:p text:style-name="P6"/>
      <text:p text:style-name="P2">RWR</text:p>
      <text:list text:style-name="L3">
        <text:list-item>
          <text:p text:style-name="P21">Light in <text:span text:style-name="T4">outer ring of large circles</text:span> indicates <text:span text:style-name="T4">primary threat direction</text:span>.</text:p>
        </text:list-item>
        <text:list-item>
          <text:p text:style-name="P21">Lights in <text:span text:style-name="T4">small dots just inside those</text:span> indicates <text:span text:style-name="T4">secondary threats</text:span>.</text:p>
        </text:list-item>
        <text:list-item>
          <text:p text:style-name="P13"><text:span text:style-name="T11">Ring of </text:span><text:span text:style-name="T22">dashed lines on the inside</text:span><text:span text:style-name="T11"> indicates </text:span><text:span text:style-name="T22">range/signal strength of primary threat</text:span><text:span text:style-name="T11">, weakest is all the way to the right, and getting stronger to the left. <text:s/>Ownship marker is the triangle at the left.</text:span></text:p>
        </text:list-item>
        <text:list-item>
          <text:p text:style-name="P26"><text:span text:style-name="T10">Lights in </text:span><text:span text:style-name="T21">bottom row of dashes and letters</text:span><text:span text:style-name="T10"> is </text:span><text:span text:style-name="T21">primary (dashes)</text:span><text:span text:style-name="T10"> and </text:span><text:span text:style-name="T21">secondary (letters)</text:span><text:span text:style-name="T10"> threat:</text:span></text:p>
        </text:list-item>
      </text:list>
      <text:list text:style-name="L4">
        <text:list-item>
          <text:list>
            <text:list-item>
              <text:p text:style-name="P24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27"><text:span text:style-name="T37">AI</text:span><text:span text:style-name="T36"> radar<text:tab/></text:span><text:span text:style-name="T37">LR</text:span><text:span text:style-name="T36"> radar<text:tab/></text:span><text:span text:style-name="T37">MR</text:span><text:span text:style-name="T36"> radar<text:tab/></text:span><text:span text:style-name="T37">SR</text:span><text:span text:style-name="T36"> radar<text:tab/></text:span><text:span text:style-name="T37">EW</text:span><text:span text:style-name="T36"> radar<text:tab/></text:span><text:span text:style-name="T37">AWACS</text:span></text:p>
            </text:list-item>
          </text:list>
        </text:list-item>
        <text:list-item>
          <text:p text:style-name="P28"><text:span text:style-name="T22">B</text:span><text:span text:style-name="T11"> </text:span><text:span text:style-name="T10">and </text:span><text:span text:style-name="T21">H</text:span><text:span text:style-name="T10"> lights in the center of the plane show relative elevation of primary threat. <text:s/>If both are lit, threat is co-altitude.</text:span></text:p>
        </text:list-item>
        <text:list-item>
          <text:p text:style-name="P28"><text:span text:style-name="T21">Red flashing circle</text:span><text:span text:style-name="T10"> in the center around the plane is </text:span><text:span text:style-name="T21">radar lock warning</text:span><text:span text:style-name="T10">.</text:span></text:p>
        </text:list-item>
        <text:list-item>
          <text:p text:style-name="P28"><text:span text:style-name="T10">Press </text:span><text:span text:style-name="T21">Shift-E1 press</text:span><text:span text:style-name="T10"> to toggle RWR to filter out acquisition radars.</text:span></text:p>
        </text:list-item>
      </text:list>
      <text:p text:style-name="P7"/>
      <text:p text:style-name="P4">Navigation</text:p>
      <text:list text:style-name="L5">
        <text:list-item>
          <text:p text:style-name="P29"><text:span text:style-name="T10">Press </text:span><text:span text:style-name="T21">B5</text:span><text:span text:style-name="T10"> to cycle </text:span><text:span text:style-name="T21">NAV Master Modes</text:span><text:span text:style-name="T10">: </text:span><text:span text:style-name="T21">No Task</text:span><text:span text:style-name="T10">, </text:span><text:span text:style-name="T35">En </text:span><text:span text:style-name="T21">Route</text:span><text:span text:style-name="T10">, </text:span><text:span text:style-name="T21">Return</text:span><text:span text:style-name="T10">, and </text:span><text:span text:style-name="T21">Landing</text:span><text:span text:style-name="T10">.</text:span></text:p>
        </text:list-item>
        <text:list-item>
          <text:p text:style-name="P14"><text:span text:style-name="T35">Nav m</text:span><text:span text:style-name="T30">ode</text:span><text:span text:style-name="T16"> is indicated </text:span><text:span text:style-name="T15">in bottom left of HUD, and distance is shown in bottom center. <text:s/></text:span><text:span text:style-name="T17">Modes</text:span><text:span text:style-name="T16">:</text:span></text:p>
          <text:list>
            <text:list-item>
              <text:p text:style-name="P14"><text:span text:style-name="T30">No Task</text:span><text:span text:style-name="T16"> -- </text:span><text:span text:style-name="T15">Nothing in the HUD</text:span><text:span text:style-name="T16">.</text:span></text:p>
            </text:list-item>
            <text:list-item>
              <text:p text:style-name="P29"><text:span text:style-name="T31">En </text:span><text:span text:style-name="T21">Route</text:span><text:span text:style-name="T10"> -- </text:span><text:span text:style-name="T15">"ENR" in HUD. <text:s/></text:span><text:span text:style-name="T18">Navigates to regular pre-planned waypoints.</text:span></text:p>
            </text:list-item>
            <text:list-item>
              <text:p text:style-name="P29"><text:span text:style-name="T21">Return</text:span><text:span text:style-name="T10"> -- </text:span><text:span text:style-name="T15">"RTN" in HUD. <text:s/></text:span><text:span text:style-name="T18">Navigates to the runway approach point </text:span><text:span text:style-name="T15">for the selected airport ID (see list on next page)</text:span><text:span text:style-name="T10">.</text:span></text:p>
            </text:list-item>
            <text:list-item>
              <text:p text:style-name="P29"><text:span text:style-name="T21">Landing</text:span><text:span text:style-name="T10"> -- </text:span><text:span text:style-name="T15">"LNDG" in HUD. <text:s/></text:span><text:span text:style-name="T18">Navigates to the end of the actual runway </text:span><text:span text:style-name="T15">for the selected airport ID (see list on next page)</text:span><text:span text:style-name="T18">.</text:span></text:p>
            </text:list-item>
          </text:list>
        </text:list-item>
        <text:list-item>
          <text:p text:style-name="P22"><text:span text:style-name="T4">HSI</text:span> indicator also shows navigation information:</text:p>
          <text:list>
            <text:list-item>
              <text:p text:style-name="P23"><text:span text:style-name="T4">Distance</text:span> to the next waypoint i<text:span text:style-name="T38">n top left corner.</text:span></text:p>
            </text:list-item>
            <text:list-item>
              <text:p text:style-name="P22"><text:span text:style-name="T4">Green needle with a diamond</text:span> is the <text:span text:style-name="T4">direct bearing</text:span> to the waypoint.</text:p>
            </text:list-item>
            <text:list-item>
              <text:p text:style-name="P22"><text:span text:style-name="T4">Double-line white arrow</text:span> is the <text:span text:style-name="T4">course deviation indicator</text:span>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8"/>
      <text:p text:style-name="P10">Autopilot -- <text:span text:style-name="T39">WIP/TODO</text:span></text:p>
      <text:list text:style-name="L6">
        <text:list-item>
          <text:p text:style-name="P30">Press <text:span text:style-name="T4">shift-Trim Hat </text:span><text:span text:style-name="T9">d</text:span><text:span text:style-name="T4">own</text:span> for level autopilot.</text:p>
        </text:list-item>
        <text:list-item>
          <text:p text:style-name="P30">Press <text:span text:style-name="T4">shift-Trim Hat </text:span><text:span text:style-name="T9">u</text:span><text:span text:style-name="T4">p</text:span> or <text:span text:style-name="T4">shift-Trigger </text:span><text:span text:style-name="T9">2nd Stage</text:span> to disengage AP.</text:p>
        </text:list-item>
        <text:list-item>
          <text:p text:style-name="P30">You can also disengage by moving the stick more than a certain amount, but that may mess up your trim.</text:p>
        </text:list-item>
        <text:list-item>
          <text:p text:style-name="P31"><text:span text:style-name="T40">Hold </text:span><text:span text:style-name="T6">shift-Trigger 1st Stage</text:span><text:span text:style-name="T40"> to temporarily override autopilot. <text:s/>When released, autopilot will be reset to current altitude and head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0:07.928000000</dc:date>
    <meta:editing-duration>PT10H57M33S</meta:editing-duration>
    <meta:editing-cycles>7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4" meta:word-count="500" meta:character-count="2741" meta:non-whitespace-character-count="2274"/>
  </office:meta>
</office:document-meta>
</file>